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284.1" calcext:value-type="float">
            <text:p>284,1</text:p>
          </table:table-cell>
          <table:table-cell office:value-type="float" office:value="284.09" calcext:value-type="float">
            <text:p>284,09</text:p>
          </table:table-cell>
          <table:table-cell table:formula="of:=[.A1]-[.B1]" office:value-type="float" office:value="0.0100000000000477" calcext:value-type="float">
            <text:p>0,010000000000048</text:p>
          </table:table-cell>
        </table:table-row>
        <table:table-row table:style-name="ro1">
          <table:table-cell office:value-type="float" office:value="761.44" calcext:value-type="float">
            <text:p>761,44</text:p>
          </table:table-cell>
          <table:table-cell office:value-type="float" office:value="761.52" calcext:value-type="float">
            <text:p>761,52</text:p>
          </table:table-cell>
          <table:table-cell table:formula="of:=[.A2]-[.B2]" office:value-type="float" office:value="-0.0799999999999272" calcext:value-type="float">
            <text:p>-0,079999999999927</text:p>
          </table:table-cell>
        </table:table-row>
        <table:table-row table:style-name="ro1">
          <table:table-cell table:number-columns-repeated="2" office:value-type="float" office:value="265.71" calcext:value-type="float">
            <text:p>265,71</text:p>
          </table:table-cell>
          <table:table-cell table:formula="of:=[.A3]-[.B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47.32" calcext:value-type="float">
            <text:p>447,32</text:p>
          </table:table-cell>
          <table:table-cell table:formula="of:=[.A4]-[.B4]" office:value-type="float" office:value="-0.319999999999993" calcext:value-type="float">
            <text:p>-0,319999999999993</text:p>
          </table:table-cell>
        </table:table-row>
        <table:table-row table:style-name="ro1">
          <table:table-cell office:value-type="float" office:value="819.27" calcext:value-type="float">
            <text:p>819,27</text:p>
          </table:table-cell>
          <table:table-cell office:value-type="float" office:value="819.36" calcext:value-type="float">
            <text:p>819,36</text:p>
          </table:table-cell>
          <table:table-cell table:formula="of:=[.A5]-[.B5]" office:value-type="float" office:value="-0.0900000000000318" calcext:value-type="float">
            <text:p>-0,090000000000032</text:p>
          </table:table-cell>
        </table:table-row>
        <table:table-row table:style-name="ro1">
          <table:table-cell table:number-columns-repeated="2" office:value-type="float" office:value="1.08" calcext:value-type="float">
            <text:p>1,08</text:p>
          </table:table-cell>
          <table:table-cell table:formula="of:=[.A6]-[.B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8.48" calcext:value-type="float">
            <text:p>3418,48</text:p>
          </table:table-cell>
          <table:table-cell office:value-type="float" office:value="3418.46" calcext:value-type="float">
            <text:p>3418,46</text:p>
          </table:table-cell>
          <table:table-cell table:formula="of:=[.A7]-[.B7]" office:value-type="float" office:value="0.0199999999999818" calcext:value-type="float">
            <text:p>0,01999999999998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25/11-22:12</text:p>
          </table:table-cell>
          <table:table-cell table:number-columns-repeated="2"/>
        </table:table-row>
        <table:table-row table:style-name="ro1">
          <table:table-cell office:value-type="float" office:value="284.24" calcext:value-type="float">
            <text:p>284,24</text:p>
          </table:table-cell>
          <table:table-cell table:number-columns-repeated="2"/>
        </table:table-row>
        <table:table-row table:style-name="ro1">
          <table:table-cell office:value-type="float" office:value="765.78" calcext:value-type="float">
            <text:p>765,78</text:p>
          </table:table-cell>
          <table:table-cell table:number-columns-repeated="2"/>
        </table:table-row>
        <table:table-row table:style-name="ro1">
          <table:table-cell office:value-type="float" office:value="447.65" calcext:value-type="float">
            <text:p>447,65</text:p>
          </table:table-cell>
          <table:table-cell table:number-columns-repeated="2"/>
        </table:table-row>
        <table:table-row table:style-name="ro1">
          <table:table-cell office:value-type="float" office:value="820.57" calcext:value-type="float">
            <text:p>820,57</text:p>
          </table:table-cell>
          <table:table-cell table:number-columns-repeated="2"/>
        </table:table-row>
        <table:table-row table:style-name="ro1">
          <table:table-cell office:value-type="float" office:value="1.08" calcext:value-type="float">
            <text:p>1,08</text:p>
          </table:table-cell>
          <table:table-cell table:number-columns-repeated="2"/>
        </table:table-row>
        <table:table-row table:style-name="ro1">
          <table:table-cell office:value-type="float" office:value="3421.51" calcext:value-type="float">
            <text:p>3421,5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a" fo:country="DK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5">00-00-0000</text:date>, <text:time style:data-style-name="N2" text:time-value="22:12:13.9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5T16:56:52.389000000</meta:creation-date>
    <dc:date>2020-11-25T22:13:37.437000000</dc:date>
    <meta:editing-duration>PT45M15S</meta:editing-duration>
    <meta:editing-cycles>2</meta:editing-cycles>
    <meta:generator>LibreOffice/7.0.1.2$Windows_X86_64 LibreOffice_project/7cbcfc562f6eb6708b5ff7d7397325de9e764452</meta:generator>
    <meta:document-statistic meta:table-count="1" meta:cell-count="28" meta:object-count="0"/>
  </office:meta>
</office:document-meta>
</file>